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3d537" officeooo:paragraph-rsid="0003d537" style:font-weight-asian="bold" style:font-weight-complex="bold"/>
    </style:style>
    <style:style style:name="P2" style:family="paragraph" style:parent-style-name="Standard">
      <style:text-properties fo:font-weight="normal" officeooo:rsid="0003d537" officeooo:paragraph-rsid="0003d537" style:font-weight-asian="normal" style:font-weight-complex="normal"/>
    </style:style>
    <style:style style:name="P3" style:family="paragraph" style:parent-style-name="Standard">
      <style:paragraph-properties fo:break-before="page"/>
      <style:text-properties fo:font-weight="normal" officeooo:rsid="0003d537" officeooo:paragraph-rsid="0003d537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EL OBJETO NODELIST DEL DOM HTML</text:p>
      <text:p text:style-name="P1"/>
      <text:p text:style-name="P2">Un objeto <text:span text:style-name="T2">NodeList</text:span><text:span text:style-name="T4"> es una lista de nodos extraída de un documento.</text:span></text:p>
      <text:p text:style-name="P2"><text:span text:style-name="T4">Un objeto </text:span><text:span text:style-name="T2">NodeList</text:span><text:span text:style-name="T4"> es casi lo mismo que un objeto </text:span><text:span text:style-name="T2">HTMLCollection</text:span><text:span text:style-name="T4">.</text:span></text:p>
      <text:p text:style-name="P2"><text:span text:style-name="T4"/></text:p>
      <text:p text:style-name="P2"><text:span text:style-name="T4">Todos los navegadores devuelven un objeto NodeList para la propiedad </text:span><text:span text:style-name="T2">childNodes</text:span><text:span text:style-name="T4">.</text:span></text:p>
      <text:p text:style-name="P2"><text:span text:style-name="T4">La mayoria de navegadores devuelven un objeto NodeList <text:s/>para el método </text:span><text:span text:style-name="T2">querySelectorAll()</text:span></text:p>
      <text:p text:style-name="P2"><text:span text:style-name="T5"/></text:p>
      <text:p text:style-name="P2"><text:span text:style-name="T4">El código siguiente selecciona todos los nodos &lt;p&gt; en un documento:</text:span></text:p>
      <text:p text:style-name="P2"><text:span text:style-name="T4"/></text:p>
      <text:p text:style-name="P2"><text:span text:style-name="T4">const myNodeList = document.querySelectorAll("p"); </text:span></text:p>
      <text:p text:style-name="P2"><text:span text:style-name="T4"/></text:p>
      <text:p text:style-name="P2"><text:span text:style-name="T4">Los elementos en NodeList pueden ser accedidos por un número de índice.</text:span></text:p>
      <text:p text:style-name="P2"><text:span text:style-name="T4">Para acceder al segundo nodo &lt;p&gt; podemos escribir:</text:span></text:p>
      <text:p text:style-name="P2"><text:span text:style-name="T4"/></text:p>
      <text:p text:style-name="P2"><text:span text:style-name="T4">myNodeList[1] </text:span></text:p>
      <text:p text:style-name="P2"><text:span text:style-name="T4"/></text:p>
      <text:p text:style-name="P2"><text:span text:style-name="T4"/></text:p>
      <text:p text:style-name="P1"><text:span text:style-name="T4">NodeList length</text:span></text:p>
      <text:p text:style-name="P1"><text:span text:style-name="T4"/></text:p>
      <text:p text:style-name="P2"><text:span text:style-name="T4">La propiedad</text:span><text:span text:style-name="T2"> length</text:span><text:span text:style-name="T4"> define el numero de nodos en una lista:</text:span></text:p>
      <text:p text:style-name="P2"><text:span text:style-name="T4">myNodelist.length </text:span></text:p>
      <text:p text:style-name="P2"><text:span text:style-name="T4"/></text:p>
      <text:p text:style-name="P2"><text:span text:style-name="T4">Esta propiedad es útil cuando queremos iterar sobre los nodos en una lista de nodos.</text:span></text:p>
      <text:p text:style-name="P2"><text:span text:style-name="T4"/></text:p>
      <text:p text:style-name="P2"><text:span text:style-name="T4">Ejemplo:</text:span></text:p>
      <text:p text:style-name="P2"><text:span text:style-name="T4">Cambiar el color de todos los elementos &lt;p&gt; en una lista de nodos:</text:span></text:p>
      <text:p text:style-name="P2"><text:span text:style-name="T4"/></text:p>
      <text:p text:style-name="P2"><text:span text:style-name="T4">const myNodelist = document.querySelectorAll("p");<text:line-break/>for (let i = 0; i &lt; myNodelist.length; i++) {<text:line-break/>  myNodelist[i].style.color = "red";<text:line-break/>} </text:span></text:p>
      <text:p text:style-name="P2"><text:span text:style-name="T4"/></text:p>
      <text:p text:style-name="P2"><text:span text:style-name="T4"/></text:p>
      <text:p text:style-name="P3"><text:span text:style-name="T4"/></text:p>
      <text:p text:style-name="P1"><text:span text:style-name="T4">LA DIFERENCIA ENTRE HTMLCollection y NodeList</text:span></text:p>
      <text:p text:style-name="P1"><text:span text:style-name="T4"/></text:p>
      <text:p text:style-name="P2"><text:span text:style-name="T4">Una </text:span><text:span text:style-name="T2">NodeList</text:span><text:span text:style-name="T4"> y una lista </text:span><text:span text:style-name="T6">HTMLCollection</text:span><text:span text:style-name="T4"> son prácticamente lo mismo.</text:span></text:p>
      <text:p text:style-name="P2"><text:span text:style-name="T4"/></text:p>
      <text:p text:style-name="P2"><text:span text:style-name="T4">Ambas son colecciones (listas) semejantes a arrays de nodos (elementos) extraídas de un documento.<text:line-break/>Los nodos pueden ser accedidos por numeros de índice. El índice empieza en 0.</text:span></text:p>
      <text:p text:style-name="P2"><text:span text:style-name="T4">Ambas tienen una propiedad </text:span><text:span text:style-name="T2">length</text:span><text:span text:style-name="T4"> que devuelve el numero de elementos en la lista (colección).</text:span></text:p>
      <text:p text:style-name="P2"><text:span text:style-name="T4"/></text:p>
      <text:p text:style-name="P2"><text:span text:style-name="T4">Un HTMLCollection es una colección de </text:span><text:span text:style-name="T2">elementos del documento</text:span><text:span text:style-name="T4">.</text:span></text:p>
      <text:p text:style-name="P2"><text:span text:style-name="T4"/></text:p>
      <text:p text:style-name="P2"><text:span text:style-name="T4">Un NodeList es una colección de </text:span><text:span text:style-name="T2">nodos del documento</text:span><text:span text:style-name="T4">(nodos de elementos, nodos de atributos, y nodos de texto)</text:span></text:p>
      <text:p text:style-name="P2"><text:span text:style-name="T4"/></text:p>
      <text:p text:style-name="P2"><text:span text:style-name="T4">Los items de HTMLCollection pueden ser accedidos por su nombre, id, o número de indice.</text:span></text:p>
      <text:p text:style-name="P2"><text:span text:style-name="T4"><text:line-break/>Los items de NodeList solo pueden ser accedidos por su número de índice.</text:span></text:p>
      <text:p text:style-name="P2"><text:span text:style-name="T4"/></text:p>
      <text:p text:style-name="P2"><text:span text:style-name="T4">Una HTMLCollecion es siempre una </text:span><text:span text:style-name="T2">colección dinámica</text:span><text:span text:style-name="T4">.<text:line-break/>Ejemplo: si añadimos un elemento &lt;li&gt; a una lista en el DOM, la lista en la HTMLCollection también va a cambiar.</text:span></text:p>
      <text:p text:style-name="P2"><text:span text:style-name="T4"/></text:p>
      <text:p text:style-name="P2"><text:span text:style-name="T4"/></text:p>
      <text:p text:style-name="P2"><text:span text:style-name="T4">Una NodeList es MUY a menudo una </text:span><text:span text:style-name="T2">colección estática</text:span><text:span text:style-name="T4">. </text:span></text:p>
      <text:p text:style-name="P2"><text:span text:style-name="T4">Ejemplo: si añadimos un elemento &lt;li&gt; a la lista del DOM, la lista de NodeList no va a cambiar.</text:span></text:p>
      <text:p text:style-name="P2"><text:span text:style-name="T4"/></text:p>
      <text:p text:style-name="P2"><text:span text:style-name="T4">Los métodos </text:span><text:span text:style-name="T2">getElementsByClassName() </text:span><text:span text:style-name="T4">y </text:span><text:span text:style-name="T2">getElementsByTagName()</text:span><text:span text:style-name="T4"> devuelven una colección dinámica HTMLCollection.</text:span></text:p>
      <text:p text:style-name="P2"><text:span text:style-name="T4"/></text:p>
      <text:p text:style-name="P2"><text:span text:style-name="T4">El método </text:span><text:span text:style-name="T2">querySelectorAll()</text:span><text:span text:style-name="T4"> devuelve una colección estática NodeList.</text:span></text:p>
      <text:p text:style-name="P2"><text:span text:style-name="T4"/></text:p>
      <text:p text:style-name="P2"><text:span text:style-name="T4">La propiedad </text:span><text:span text:style-name="T2">childNodes</text:span><text:span text:style-name="T4"> devuelve una NodeList dinámica.</text:span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6T14:15:29.559000000</meta:creation-date>
    <dc:date>2024-02-26T14:24:54.529000000</dc:date>
    <meta:editing-duration>PT9M25S</meta:editing-duration>
    <meta:editing-cycles>1</meta:editing-cycles>
    <meta:document-statistic meta:table-count="0" meta:image-count="0" meta:object-count="0" meta:page-count="2" meta:paragraph-count="31" meta:word-count="344" meta:character-count="2231" meta:non-whitespace-character-count="1909"/>
    <meta:generator>LibreOffice/7.6.4.1$Windows_X86_64 LibreOffice_project/e19e193f88cd6c0525a17fb7a176ed8e6a3e2aa1</meta:generator>
  </office:meta>
</office:document-meta>
</file>